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1000000CDCDCA9A2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fo:text-shadow="1pt 1pt" fo:font-weight="bold" style:font-size-asian="30pt" style:font-weight-asian="bold" style:font-size-complex="30pt" style:font-weight-complex="bold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fo:text-shadow="1pt 1pt" fo:font-weight="bold" style:font-size-asian="30pt" style:font-weight-asian="bold" style:font-size-complex="30pt" style:font-weight-complex="bold"/>
    </style:style>
    <style:style style:name="T3" style:family="text">
      <style:text-properties fo:font-size="16pt" fo:text-shadow="1pt 1pt" fo:font-weight="bold" style:font-size-asian="16pt" style:font-weight-asian="bold" style:font-size-complex="16pt" style:font-weight-complex="bold"/>
    </style:style>
    <style:style style:name="T4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12.7cm" svg:x="0cm" svg:y="4.015cm">
          <draw:image xlink:href="Pictures/1000000000000271000000CDCDCA9A22.jpg" xlink:type="simple" xlink:show="embed" xlink:actuate="onLoad">
            <text:p/>
          </draw:image>
        </draw:frame>
        <draw:frame draw:style-name="gr2" draw:text-style-name="P2" draw:layer="layout" svg:width="24.765cm" svg:height="1.038cm" svg:x="3.21cm" svg:y="1.577cm">
          <draw:text-box>
            <text:p text:style-name="P2"><text:span text:style-name="T1">GCUAAUAUCGCUGUGGAAACACCUGGAACCAUCCCGAACCCAGCAGU</text:span></text:p>
          </draw:text-box>
        </draw:frame>
        <draw:frame draw:style-name="gr3" draw:text-style-name="P3" draw:layer="layout" svg:width="2.54cm" svg:height="1.432cm" svg:x="0.635cm" svg:y="1.27cm">
          <draw:text-box>
            <text:p text:style-name="P3"><text:span text:style-name="T2">Q</text:span><text:span text:style-name="T3">1</text:span><text:span text:style-name="T2">:</text:span></text:p>
          </draw:text-box>
        </draw:frame>
        <draw:frame draw:style-name="gr4" draw:text-style-name="P3" draw:layer="layout" svg:width="2.54cm" svg:height="1.432cm" svg:x="6.985cm" svg:y="2.745cm">
          <draw:text-box>
            <text:p text:style-name="P3"><text:span text:style-name="T2">A</text:span><text:span text:style-name="T4">1</text:span><text:span text:style-name="T2">:</text:span></text:p>
          </draw:text-box>
        </draw:frame>
        <draw:custom-shape draw:style-name="gr5" draw:text-style-name="P1" draw:layer="layout" svg:width="20.38cm" svg:height="1.27cm" svg:x="7.32cm" svg:y="4.3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27cm" svg:x="2.54cm" svg:y="2.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2.54cm" svg:height="1.905cm" svg:x="5.78cm" svg:y="17.78cm">
          <draw:text-box>
            <text:p text:style-name="P3"><text:span text:style-name="T2">S</text:span><text:span text:style-name="T4">1</text:span><text:span text:style-name="T2">:</text:span></text:p>
          </draw:text-box>
        </draw:frame>
        <draw:frame draw:style-name="gr4" draw:text-style-name="P3" draw:layer="layout" svg:width="2.54cm" svg:height="1.432cm" svg:x="5.915cm" svg:y="14.878cm">
          <draw:text-box>
            <text:p text:style-name="P3"><text:span text:style-name="T2">S</text:span><text:span text:style-name="T2">:</text:span></text:p>
          </draw:text-box>
        </draw:frame>
        <draw:custom-shape draw:style-name="gr6" draw:text-style-name="P1" draw:layer="layout" svg:width="1.905cm" svg:height="1.27cm" svg:x="5.715cm" svg:y="16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17.291cm" svg:height="1.119cm" svg:x="8.109cm" svg:y="18.087cm">
          <draw:text-box>
            <text:p text:style-name="P4"><text:span text:style-name="T5">&lt;&lt;&lt;&lt;...&lt;&lt;.&lt;&lt;&lt;&lt;&lt;...&lt;&lt;..&lt;&lt;&lt;&lt;&lt;&lt;.......&gt;&gt;..&gt;&gt;&gt;&gt;..&gt;&gt;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glai </meta:initial-creator>
    <meta:creation-date>2010-11-10T11:53:54</meta:creation-date>
    <meta:editing-duration>PT00H08M38S</meta:editing-duration>
    <meta:editing-cycles>2</meta:editing-cycles>
    <dc:date>2010-11-10T12:02:26</dc:date>
    <dc:creator>donglai </dc:creator>
    <meta:document-statistic meta:object-count="33"/>
    <meta:generator>OpenOffice.org/3.2$Linux OpenOffice.org_project/320m19$Build-9505</meta:generator>
  </office:meta>
</office:document-meta>
</file>